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113</text:p>
          </table:table-cell>
          <table:table-cell office:value-type="string">
            <text:p>公文・はじめてのおけいこ</text:p>
            <text:p>続いてはランドル環を書く。上に穴が開いている丸と下に穴が開いている丸。円く書く事も覚えました！０歳ワークも発送されたようです。受け取ったらすぐに取り組んで次のステップに進んでいこう。小学校２年生までは国語・算数を中心に、理科・社会の基礎となる生活、音楽・図画工作などの芸術科目、体育もバランス良くやっていきたい。</text:p>
          </table:table-cell>
          <table:table-cell office:value-type="string">
            <text:p>日本将棋連盟「将棋の基礎知識」</text:p>
            <text:p>アマチュア棋界</text:p>
          </table:table-cell>
          <table:table-cell office:value-type="string">
            <text:p>将棋タウン「将棋幼稚園」将棋入門</text:p>
            <text:p>行き先に自分の駒がある時はそこには進めない。飛車・角・香は自分の駒の手前までが利き筋となる。</text:p>
          </table:table-cell>
          <table:table-cell office:value-type="string">
            <text:p>練習局面課題演習　激指定跡道場４　指導対局　１１級　竹俣紅　１１周目　第１問</text:p>
            <text:p>０．０００１３％　－４０８３　５７級　たまご</text:p>
            <text:p>将棋タウンで各駒の動きを概観しましたね。さあ、ウォーミングアップは入念に。まだまだ準備運動が続きますが、ここを疎かにしていたら何も身に付きませんので初歩の初歩から順次勉強していきます。アカデミックな知識と思考力、そして強靭な精神力を兼ね備えた広く深い棋力を身に付けていきます！今後ともよろしくお願いし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114</text:p>
          </table:table-cell>
          <table:table-cell table:style-name="ce1" office:value-type="string">
            <text:p>公文・はじめてのおけいこ</text:p>
            <text:p>左側に凸な「Ｕ」字を書く練習。右から左へ線を引くためちょっと難しかったかも。</text:p>
          </table:table-cell>
          <table:table-cell table:style-name="ce1" office:value-type="string">
            <text:p>日本将棋連盟「将棋の基礎知識」</text:p>
            <text:p>段級</text:p>
          </table:table-cell>
          <table:table-cell table:style-name="ce1" office:value-type="string">
            <text:p>将棋タウン「将棋幼稚園」将棋入門</text:p>
            <text:p>筋と段について。図面の上部と右側に数字と漢数字が書いてある。上の数字を筋といい、１筋から９筋まである。右側の漢数字を段といい、一段目から九段目まである。</text:p>
          </table:table-cell>
          <table:table-cell table:style-name="ce1" office:value-type="string">
            <text:p>練習局面課題演習　ＡＩ将棋１３　１０級　１周目　第１問</text:p>
            <text:p>０．０００１３％　－４０８３　５７級　たまご</text:p>
            <text:p>左右対称形の課題局面は、この１問目と５問目だけだー。左に角、右に飛車が居るので、一般の将棋は対称形にはならないんですよねー。</text:p>
          </table:table-cell>
          <table:table-cell table:style-name="ce1" table:number-columns-repeated="17"/>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3"/>
          <table:table-cell table:style-name="ce3"/>
          <table:table-cell table:style-name="ce1" table:number-columns-repeated="20"/>
          <table:table-cell table:number-columns-repeated="1000"/>
        </table:table-row>
        <table:table-row table:style-name="ro4" table:number-rows-repeated="4">
          <table:table-cell table:style-name="ce1" table:number-columns-repeated="24"/>
          <table:table-cell table:number-columns-repeated="1000"/>
        </table:table-row>
        <table:table-row table:style-name="ro4">
          <table:table-cell table:style-name="ce1" table:number-columns-repeated="2"/>
          <table:table-cell table:number-columns-repeated="5"/>
          <table:table-cell table:style-name="ce1" table:number-columns-repeated="17"/>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2"/>
          <table:table-cell/>
          <table:table-cell table:style-name="ce1" table:number-columns-repeated="21"/>
          <table:table-cell table:number-columns-repeated="1000"/>
        </table:table-row>
        <table:table-row table:style-name="ro4" table:number-rows-repeated="151">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8">2022/03/18</text:date>, <text:time>01:24: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3DT2H7M55S</meta:editing-duration>
    <meta:editing-cycles>50</meta:editing-cycles>
    <meta:generator>OpenOffice/4.1.6$Win32 OpenOffice.org_project/416m1$Build-9790</meta:generator>
    <dc:date>2022-03-18T01:24:37.69</dc:date>
    <meta:document-statistic meta:table-count="1" meta:cell-count="18" meta:object-count="0"/>
    <meta:user-defined meta:name="Info 1"/>
    <meta:user-defined meta:name="Info 2"/>
    <meta:user-defined meta:name="Info 3"/>
    <meta:user-defined meta:name="Info 4"/>
  </office:meta>
</office:document-meta>
</file>